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ashScreen.SplashScreen( String filename , Frame parent , int wait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plashScree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ashScreen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